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4d1" style:font-name="Trebuchet MS" fo:font-size="10pt" style:font-size-asian="10pt" style:font-size-complex="10pt"/>
    </style:style>
    <style:style style:name="P2" style:family="paragraph" style:parent-style-name="Standard">
      <style:text-properties fo:color="#0084d1" style:font-name="Trebuchet MS" fo:font-size="10pt" style:font-size-asian="10pt" style:font-size-complex="10pt"/>
    </style:style>
    <style:style style:name="P3" style:family="paragraph" style:parent-style-name="Heading_20_1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en Tutoriel <text:s/></text:h>
      <text:p text:style-name="P1"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<text:p text:style-name="P1"/>
      <text:p text:style-name="P1">faux lien test</text:p>
      <text:p text:style-name="P1"/>
      <text:p text:style-name="P1">Pour Thomas, article à résumé pour le Design : </text:p>
      <text:p text:style-name="P1"><text:a xlink:type="simple" xlink:href="http://www.smashingmagazine.com/2014/10/30/maximize-your-creative-energy/" text:style-name="Internet_20_link" text:visited-style-name="Visited_20_Internet_20_Link">http://www.smashingmagazine.com/2014/10/30/maximize-your-creative-energy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3S</meta:editing-duration>
    <meta:editing-cycles>7</meta:editing-cycles>
    <meta:generator>OpenOffice/4.1.0$Win32 OpenOffice.org_project/410m18$Build-9764</meta:generator>
    <dc:date>2014-11-05T08:32:04.16</dc:date>
    <meta:document-statistic meta:table-count="0" meta:image-count="0" meta:object-count="0" meta:page-count="1" meta:paragraph-count="5" meta:word-count="16" meta:character-count="221"/>
    <meta:user-defined meta:name="Info 1"/>
    <meta:user-defined meta:name="Info 2"/>
    <meta:user-defined meta:name="Info 3"/>
    <meta:user-defined meta:name="Info 4"/>
  </office:meta>
</office:document-meta>
</file>